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1f92" officeooo:paragraph-rsid="00071f92"/>
    </style:style>
    <style:style style:name="P2" style:family="paragraph" style:parent-style-name="Standard">
      <style:text-properties style:text-underline-style="solid" style:text-underline-width="auto" style:text-underline-color="font-color" officeooo:rsid="00071f92" officeooo:paragraph-rsid="00071f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me signal</text:p>
      <text:p text:style-name="P1">T-&lt;ADC data&gt;</text:p>
      <text:p text:style-name="P1"/>
      <text:p text:style-name="P2">Constellation</text:p>
      <text:p text:style-name="P1">C-&lt;constellation simbol&gt;</text:p>
      <text:p text:style-name="P1"/>
      <text:p text:style-name="P2">FFT signal</text:p>
      <text:p text:style-name="P1">F-&lt;FFT values&gt;</text:p>
      <text:p text:style-name="P1"/>
      <text:p text:style-name="P2">Data received</text:p>
      <text:p text:style-name="P1">D-&lt;Data&gt;</text:p>
      <text:p text:style-name="P1"/>
      <text:p text:style-name="P2">EOF</text:p>
      <text:p text:style-name="P1">EOF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23:22:42.560357487</meta:creation-date>
    <dc:date>2024-08-12T23:26:41.004762142</dc:date>
    <meta:editing-duration>PT3M59S</meta:editing-duration>
    <meta:editing-cycles>1</meta:editing-cycles>
    <meta:document-statistic meta:table-count="0" meta:image-count="0" meta:object-count="0" meta:page-count="1" meta:paragraph-count="10" meta:word-count="16" meta:character-count="111" meta:non-whitespace-character-count="105"/>
    <meta:generator>LibreOffice/24.2.4.2$Linux_X86_64 LibreOffice_project/420$Build-2</meta:generator>
  </office:meta>
</office:document-meta>
</file>